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72in" fo:margin-right="0in" fo:text-indent="0in" style:auto-text-indent="false" style:page-number="auto"/>
    </style:style>
    <style:style style:name="P2" style:family="paragraph" style:parent-style-name="Standard">
      <style:paragraph-properties fo:margin-left="0.4972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ftware product consists of: Executable, Design documents, user manual, system and install manual</text:p>
      <text:p text:style-name="Standard"/>
      <text:p text:style-name="Standard">IEEE → The collection of computer programs, procedure rules and associated documentation and data</text:p>
      <text:p text:style-name="Standard"/>
      <text:p text:style-name="Standard">Essential Attributes of Good Software: Maintainability, Dependability and security, Efficiency, Acceptability</text:p>
      <text:p text:style-name="Standard"/>
      <text:p text:style-name="Standard">Types of software product → Generic (Prepackaged, unchangeable), Customized</text:p>
      <text:p text:style-name="Standard"/>
      <text:p text:style-name="Standard">Four essential activities of a software process: (all begin with software) Specification, Development, Validation, Evolution (In this order kinda)</text:p>
      <text:p text:style-name="Standard"/>
      <text:p text:style-name="Standard">Process Models: Waterfall model, Incremental development, reuse-oriented software engineering</text:p>
      <text:p text:style-name="Standard"/>
      <text:p text:style-name="Standard">Waterfall model: Split software process into phases, complete each phase before continuing</text:p>
      <text:p text:style-name="Standard"/>
      <text:p text:style-name="Standard">Incremental development: Different activities can happen concurrently.</text:p>
      <text:p text:style-name="Standard"/>
      <text:p text:style-name="Standard">Reuse-oriented software engineering: Integrate existing components to create a new product. Also called software product line engineering</text:p>
      <text:p text:style-name="Standard"/>
      <text:p text:style-name="Standard">Plan-driven process (waterfall) → works good for large projects and critical system</text:p>
      <text:p text:style-name="Standard"/>
      <text:p text:style-name="Standard">Agile (incremental development) → works good for small projects that must adapt quickly to change</text:p>
      <text:p text:style-name="Standard"/>
      <text:p text:style-name="Standard">Waterfall model stages:</text:p>
      <text:p text:style-name="Standard"><text:tab/>Requirement analysis and definition → System services, constraints and goals established</text:p>
      <text:p text:style-name="P1">System and software design → Establish fundamental software system abstractions and relationships</text:p>
      <text:p text:style-name="P2">Implement and unit testing → Realization of the system, verifying that each unit meets its specification</text:p>
      <text:p text:style-name="P2">Integration and system testing → All units integrated and tested as a whole</text:p>
      <text:p text:style-name="P2">Operation and maintenance → Installed and put into use</text:p>
      <text:p text:style-name="P3"/>
      <text:p text:style-name="P3">Incremental development:</text:p>
      <text:p text:style-name="P3"><text:tab/>Benefits:</text:p>
      <text:p text:style-name="P3"><text:tab/>Less documentation, cost of accommodating changing customer requirements is reduced.</text:p>
      <text:p text:style-name="P3"><text:tab/>Easier to get customer feedback on development work</text:p>
      <text:p text:style-name="P3"><text:tab/>Rapid delivery and deployment of useful software to customer.</text:p>
      <text:p text:style-name="P3"><text:tab/>Manager perspective:</text:p>
      <text:p text:style-name="P3"><text:tab/>Process not visible</text:p>
      <text:p text:style-name="P3"><text:tab/>System tends to degrade as new increments are adde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use-oriented software engineering:</text:p>
      <text:p text:style-name="P3"><text:tab/>Applies concepts from manufacturing</text:p>
      <text:p text:style-name="P3"><text:tab/>Relies on having a lot of usable components and integrating framework</text:p>
      <text:p text:style-name="P3"><text:tab/>Stages:</text:p>
      <text:p text:style-name="P3"><text:tab/>Component analysis → search for components</text:p>
      <text:p text:style-name="P3"><text:tab/>Requirements modification → make necessary changes to components</text:p>
      <text:p text:style-name="P3"><text:tab/>System design with reuse → designed or use existing framework with components to <text:tab/><text:tab/>implement solution</text:p>
      <text:p text:style-name="P3"><text:tab/>Development and integration → integrate components and framework</text:p>
      <text:p text:style-name="P3"/>
      <text:p text:style-name="P3">Types of software component: web services, collections of objects, stand-alone systems</text:p>
      <text:p text:style-name="P3"/>
      <text:p text:style-name="P3">Software specification (requirement engineering)</text:p>
      <text:p text:style-name="P3"><text:tab/>Understanding and defining what services are required from the system</text:p>
      <text:p text:style-name="P3"><text:tab/>identify the constraints</text:p>
      <text:p text:style-name="P3"><text:tab/>Activities:</text:p>
      <text:p text:style-name="P3"><text:tab/>Feasibility study → Satisfied with current hardware? Are we within budget?</text:p>
      <text:p text:style-name="P3"><text:tab/>Requirements elicitation and analysis → Get requirements by talking to users</text:p>
      <text:p text:style-name="P3"><text:tab/>Requirements specification → Transform info into a set of requirements</text:p>
      <text:p text:style-name="P3"><text:tab/>Requirement validation → Check requirements for realism, consistency and completeness</text:p>
      <text:p text:style-name="P3"/>
      <text:p text:style-name="P3">Software design and implementation</text:p>
      <text:p text:style-name="P3"><text:tab/>Architectural design → identify structure of the system, components and their relationships</text:p>
      <text:p text:style-name="P3"><text:tab/>Interface design → Define the interface between system components</text:p>
      <text:p text:style-name="P3"><text:tab/>Component design → Design how component operates</text:p>
      <text:p text:style-name="P3"><text:tab/>Database design → Design system data structures and how they are represented</text:p>
      <text:p text:style-name="P3"/>
      <text:p text:style-name="P3">Software Validation</text:p>
      <text:p text:style-name="P3"><text:tab/>Shows that system conforms to its specification and meets expectations</text:p>
      <text:p text:style-name="P3"><text:tab/>Stages:</text:p>
      <text:p text:style-name="P3"><text:tab/>Development testing → Components independently tested</text:p>
      <text:p text:style-name="P3"><text:tab/>System testing → Components integrated and tested as a whole</text:p>
      <text:p text:style-name="P3"><text:tab/>Acceptance testing → Tested in the user's environment</text:p>
      <text:p text:style-name="P3"/>
      <text:p text:style-name="P3">Software Evolution</text:p>
      <text:p text:style-name="P3"><text:tab/>Continual change over time</text:p>
      <text:p text:style-name="P3"><text:tab/>Bug fixes</text:p>
      <text:p text:style-name="P3"><text:tab/>New features</text:p>
      <text:p text:style-name="P3"><text:tab/>Improvements</text:p>
      <text:p text:style-name="P3"/>
      <text:p text:style-name="P3">Change avoidance → software process includes activities that anticipate possible changes</text:p>
      <text:p text:style-name="P3"/>
      <text:p text:style-name="P3">Change tolerance → process is designed so that changes can be accommodated cheaply</text:p>
      <text:p text:style-name="P3"/>
      <text:p text:style-name="P3">Incremental delivery → Developed in working increments that are delivered to the customer</text:p>
      <text:p text:style-name="P3"/>
      <text:p text:style-name="P3"/>
      <text:p text:style-name="P3"/>
      <text:p text:style-name="P3"/>
      <text:p text:style-name="P3"><text:soft-page-break/>Processes to support changes</text:p>
      <text:p text:style-name="P3"/>
      <text:p text:style-name="P3">Boehm's spiral model → risk driven, spiral rather than sequence, software is in early stage at inner spiral, combines change avoidance with change tolerance</text:p>
      <text:p text:style-name="P3"/>
      <text:p text:style-name="P3">Rational Unified Process → combine generic model, prototyping and incremental delivery</text:p>
      <text:p text:style-name="P3"/>
      <text:p text:style-name="P3">Spiral model sectors:</text:p>
      <text:p text:style-name="P3"><text:tab/>Objective setting → determine objectives</text:p>
      <text:p text:style-name="P3"><text:tab/>Risk assessment and reduction → For each risk steps are taken to reduce the risk</text:p>
      <text:p text:style-name="P3"><text:tab/>Development and validation → Pick development model that is suitable for risks</text:p>
      <text:p text:style-name="P3"><text:tab/><text:tab/>prototype → user interface</text:p>
      <text:p text:style-name="P3"><text:tab/><text:tab/>Formal transformation → safety</text:p>
      <text:p text:style-name="P3"><text:tab/><text:tab/>Waterfall → sub-system integration risk</text:p>
      <text:p text:style-name="P3"><text:tab/>Planning → project reviewed and deciding whether to continue with further loop of the spiral</text:p>
      <text:p text:style-name="P3"/>
      <text:p text:style-name="P3">Rational Unified process perspectives:</text:p>
      <text:p text:style-name="P3"><text:tab/>Dynamic → shows the phases of the model over time</text:p>
      <text:p text:style-name="P3"><text:tab/>Static → shows process activities that are enacted</text:p>
      <text:p text:style-name="P3"><text:tab/>Practice → suggests good practices during process</text:p>
      <text:p text:style-name="P3"/>
      <text:p text:style-name="P3">RUP phases:</text:p>
      <text:p text:style-name="P3"><text:tab/>Inception</text:p>
      <text:p text:style-name="P3"><text:tab/>Elaboration</text:p>
      <text:p text:style-name="P3"><text:tab/>Construction</text:p>
      <text:p text:style-name="P3"><text:tab/>Transition → move from development to production</text:p>
      <text:p text:style-name="P3"/>
      <text:p text:style-name="P3">Computer-aided software engineering (CASE) → design editors, data dictionaries, compilers, debuggers, system building tools</text:p>
      <text:p text:style-name="P3"/>
      <text:p text:style-name="P3">Agile Principals → Customer involvement, incremental delivery, people not process, embrace change, maintain simplicity</text:p>
      <text:p text:style-name="P3"/>
      <text:p text:style-name="P3">Agile methodologies:</text:p>
      <text:p text:style-name="P3"><text:tab/>Extreme Programming → Pair programming (devs work in pairs), new version built several times a day, releases delivered every 2 weeks. User involved in testing and validation. Test-first development</text:p>
      <text:p text:style-name="P3"><text:tab/>Scrum → 3 phases: outline planning, sprint cycles, closure. These have short daily meetings</text:p>
      <text:p text:style-name="P3"/>
      <text:p text:style-name="P3">Requirement engineering:</text:p>
      <text:p text:style-name="P3"><text:tab/>Requirements → describes what the system should do</text:p>
      <text:p text:style-name="P3"><text:tab/>Requirement engineering → process of finding, analyzing, documenting, and checking services and constraints</text:p>
      <text:p text:style-name="P3"><text:tab/>User requirements → High level description</text:p>
      <text:p text:style-name="P3"><text:tab/>System requirements → Detailed descriptions of system's functions, services and operational constraints. May be a contract.</text:p>
      <text:p text:style-name="P3"><text:tab/>Functional requirements → services the system provides, how it reacts to input</text:p>
      <text:p text:style-name="P3"><text:tab/>Non-functional requirements → time constraints, standards, product, organizational, external, write these quantitatively where possible</text:p>
      <text:p text:style-name="P3"><text:soft-page-break/>Software Requirement document (also called software requirements specification or SRS) → official document of what the system developers should develop</text:p>
      <text:p text:style-name="P3"><text:tab/>Structure:</text:p>
      <text:p text:style-name="P3"><text:tab/>Preface (expected readership, version history)</text:p>
      <text:p text:style-name="P3"><text:tab/>introduction (need for system, system functions)</text:p>
      <text:p text:style-name="P3"><text:tab/>glossary (technical terms)</text:p>
      <text:p text:style-name="P3"><text:tab/>User requirements definition (services provided)</text:p>
      <text:p text:style-name="P3"><text:tab/>System requirements specification (detailed requirements)</text:p>
      <text:p text:style-name="P3"><text:tab/>System models (object models, data-flow models)</text:p>
      <text:p text:style-name="P3"><text:tab/>system evolution (anticipated changes)</text:p>
      <text:p text:style-name="P3"><text:tab/>appendices (additional info)</text:p>
      <text:p text:style-name="P3"><text:tab/>index (alphabetic index)</text:p>
      <text:p text:style-name="P3"/>
      <text:p text:style-name="P3">Ethnography → observational technique used to understand operational process and derive support requirements for these processes</text:p>
      <text:p text:style-name="P3"/>
      <text:p text:style-name="P3">Context models → Boundary of system and environment</text:p>
      <text:p text:style-name="P3">interaction models → interactions between system and environment or components</text:p>
      <text:p text:style-name="P3">structural models → organization of the system or structure of data</text:p>
      <text:p text:style-name="P3">behavioral models → dynamic behavior of system</text:p>
      <text:p text:style-name="P3">model-driven engineering → model to code</text:p>
      <text:p text:style-name="P3"/>
      <text:p text:style-name="P3">external perspective → the context or environment of the system</text:p>
      <text:p text:style-name="P3">interaction perspective → interaction between system and its environment or components</text:p>
      <text:p text:style-name="P3">structural perspective → organization of a system or the structure of the data that is processed by it</text:p>
      <text:p text:style-name="P3">behavior perspective → dynamic behavior of system</text:p>
      <text:p text:style-name="P3"/>
      <text:p text:style-name="P3">Activity diagrams → activities involved in a process or in data process</text:p>
      <text:p text:style-name="P3">use case diagrams → interactions between system and environment</text:p>
      <text:p text:style-name="P3">sequence diagrams → interactions between actors and the system and between components</text:p>
      <text:p text:style-name="P3">class diagrams → object classes in the system and associations between them</text:p>
      <text:p text:style-name="P3">State diagram → how the system reacts to events</text:p>
      <text:p text:style-name="P3"/>
      <text:p text:style-name="P3">use case:</text:p>
      <text:p text:style-name="P3"><text:tab/>actors (stick figure) → represent human, system or hardware</text:p>
      <text:p text:style-name="P3"><text:tab/>interaction (ellipse) → represents activity</text:p>
      <text:p text:style-name="P3"><text:tab/>links (line) → connect actors to intera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Fies</meta:initial-creator>
    <meta:creation-date>2015-03-03T16:06:08.13</meta:creation-date>
    <dc:date>2015-03-09T19:38:34.73</dc:date>
    <dc:creator>Austin Fies</dc:creator>
    <meta:editing-duration>PT1H43M21S</meta:editing-duration>
    <meta:editing-cycles>5</meta:editing-cycles>
    <meta:generator>OpenOffice/4.0.0$Win32 OpenOffice.org_project/400m3$Build-9702</meta:generator>
    <meta:document-statistic meta:table-count="0" meta:image-count="0" meta:object-count="0" meta:page-count="4" meta:paragraph-count="123" meta:word-count="1031" meta:character-count="7592"/>
  </office:meta>
</office:document-meta>
</file>